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draw:marker-start-width="0.352cm" draw:marker-end-width="0.352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4cm" fo:min-width="0cm"/>
    </style:style>
    <style:style style:name="P1" style:family="paragraph">
      <style:paragraph-properties fo:text-align="center"/>
      <style:text-properties fo:font-size="18pt" fo:font-weight="bold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measurelines" svg:width="5.207cm" svg:height="1.016cm" svg:x="1.127cm" svg:y="11.16cm">
          <text:p text:style-name="P1">bootstra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measurelines" svg:width="5.207cm" svg:height="1.016cm" svg:x="1.127cm" svg:y="10.144cm">
          <text:p text:style-name="P1">comm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measurelines" svg:width="5.207cm" svg:height="1.016cm" svg:x="1.127cm" svg:y="9.128cm">
          <text:p text:style-name="P1">core 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measurelines" svg:width="5.207cm" svg:height="1.016cm" svg:x="1.127cm" svg:y="8.112cm">
          <text:p text:style-name="P1">app </text:p>
          <draw:enhanced-geometry svg:viewBox="0 0 21600 21600" draw:type="rectangle" draw:enhanced-path="M 0 0 L 21600 0 21600 21600 0 21600 0 0 Z N"/>
        </draw:custom-shape>
        <draw:frame draw:style-name="gr4" xml:id="id2" draw:id="id2" draw:layer="measurelines" svg:width="7.525cm" svg:height="1.673cm" svg:x="7.731cm" svg:y="12.357cm">
          <draw:text-box>
            <text:p>Minimal code to connect </text:p>
            <text:p>to the cluster manager</text:p>
          </draw:text-box>
        </draw:frame>
        <draw:connector draw:style-name="gr5" draw:text-style-name="P2" draw:layer="measurelines" svg:x1="6.334cm" svg:y1="11.668cm" svg:x2="7.731cm" svg:y2="13.193cm" draw:start-shape="id1" draw:start-glue-point="1" draw:end-shape="id2" svg:d="m6334 11668h699v1525h698" svg:viewBox="0 0 1398 1526">
          <text:p/>
        </draw:connector>
        <draw:custom-shape draw:style-name="gr6" draw:text-style-name="P2" draw:layer="measurelines" svg:width="0.762cm" svg:height="1.778cm" svg:x="7.096cm" svg:y="9.255cm">
          <text:p/>
          <draw:enhanced-geometry svg:viewBox="0 0 21600 21600" draw:glue-points="0 0 0 21600 21600 10800" draw:text-areas="0 ?f9 7800 ?f10" draw:type="right-brace" draw:modifiers="1800 11022.276029055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measurelines" svg:width="9.151cm" svg:height="2.054cm" svg:x="8.112cm" svg:y="9.382cm">
          <draw:text-box>
            <text:p>S4 platform code </text:p>
            <text:p>as defined in platform modules</text:p>
          </draw:text-box>
        </draw:frame>
        <draw:frame draw:style-name="gr4" xml:id="id3" draw:id="id3" draw:layer="measurelines" svg:width="5.163cm" svg:height="0.962cm" svg:x="7.604cm" svg:y="6.715cm">
          <draw:text-box>
            <text:p>Application code</text:p>
          </draw:text-box>
        </draw:frame>
        <draw:connector draw:style-name="gr5" draw:text-style-name="P2" draw:layer="measurelines" svg:x1="7.604cm" svg:y1="7.196cm" svg:x2="6.334cm" svg:y2="8.62cm" draw:start-shape="id3" draw:start-glue-point="3" draw:end-shape="id4" svg:d="m7604 7196h-635v1424h-635" svg:viewBox="0 0 1271 14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2T17:32:41</meta:creation-date>
    <dc:date>2013-02-22T17:55:48</dc:date>
    <meta:editing-duration>PT16M32S</meta:editing-duration>
    <meta:editing-cycles>5</meta:editing-cycles>
    <meta:generator>LibreOffice/3.6$MacOSX_x86 LibreOffice_project/58f22d5-270d05a-e2abed1-ea17a85-9b5702</meta:generator>
    <meta:document-statistic meta:object-count="10"/>
  </office:meta>
</office:document-meta>
</file>